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555in" loext:contextual-spacing="false"/>
    </style:style>
    <style:style style:name="P2" style:family="paragraph" style:parent-style-name="Standard">
      <style:paragraph-properties fo:margin-top="0in" fo:margin-bottom="0.0555in" loext:contextual-spacing="false">
        <style:tab-stops>
          <style:tab-stop style:position="3.1835in"/>
        </style:tab-stops>
      </style:paragraph-properties>
    </style:style>
    <style:style style:name="P3" style:family="paragraph" style:parent-style-name="Standard">
      <style:paragraph-properties fo:margin-top="0in" fo:margin-bottom="0.0555in" loext:contextual-spacing="false" fo:padding="0in" fo:border="none">
        <style:tab-stops>
          <style:tab-stop style:position="3.1835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3.1835in"/>
        </style:tab-stops>
      </style:paragraph-properties>
    </style:style>
    <style:style style:name="P6" style:family="paragraph" style:parent-style-name="Standard" style:list-style-name="WWNum1">
      <style:paragraph-properties fo:margin-left="0.5in" fo:margin-right="0in" fo:margin-top="0in" fo:margin-bottom="0.0555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3.1835in"/>
        </style:tab-stops>
      </style:paragraph-properties>
    </style:style>
    <style:style style:name="P7" style:family="paragraph" style:parent-style-name="Standard" style:list-style-name="WWNum1">
      <style:paragraph-properties fo:margin-left="0.5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8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>
        <style:tab-stops>
          <style:tab-stop style:position="3.1835in"/>
        </style:tab-stops>
      </style:paragraph-properties>
    </style:style>
    <style:style style:name="P9" style:family="paragraph" style:parent-style-name="Heading_20_1">
      <style:paragraph-properties fo:margin-top="0in" fo:margin-bottom="0.0555in" loext:contextual-spacing="false"/>
    </style:style>
    <style:style style:name="P10" style:family="paragraph" style:parent-style-name="Heading_20_2">
      <style:paragraph-properties fo:margin-top="0.0835in" fo:margin-bottom="0in" loext:contextual-spacing="false"/>
    </style:style>
    <style:style style:name="P11" style:family="paragraph" style:parent-style-name="Heading_20_2">
      <style:paragraph-properties fo:margin-top="0.0835in" fo:margin-bottom="0in" loext:contextual-spacing="false">
        <style:tab-stops>
          <style:tab-stop style:position="3.1835in"/>
        </style:tab-stops>
      </style:paragraph-properties>
    </style:style>
    <style:style style:name="P12" style:family="paragraph" style:parent-style-name="Title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3fmbkwihl4ay"/>Doomed Atlantis</text:p>
      <text:p text:style-name="P9"><text:bookmark text:name="_zh4f59d0h3u3"/>Adventurer Reference</text:p>
      <text:p text:style-name="P1">Adventurers are medium-sized creatures.</text:p>
      <text:p text:style-name="P10"><text:bookmark text:name="_2exs42l6szil"/>On Your Turn</text:p>
      <text:p text:style-name="P1">At the start of your turn, gain one ⚙. If your resolve is greater than 0, gain another ⚙.</text:p>
      <text:p text:style-name="P4">You may spend ⚙ on your turn to perform actions. The number of ⚙ symbols before an action’s name indicates how many ⚙ you must spend to perform that action. </text:p>
      <text:list xml:id="list4047348559066954666" text:style-name="WWNum1">
        <text:list-item>
          <text:p text:style-name="P6">Some actions have options that cost additional ⚙ to activate.</text:p>
        </text:list-item>
      </text:list>
      <text:p text:style-name="P1">You may save up to two ⚙ at the end of your turn, for use on future turns or for reactions.</text:p>
      <text:p text:style-name="P10"><text:bookmark text:name="_edcvv69hrsox"/>Basic Actions</text:p>
      <text:p text:style-name="P5">⚙<text:span text:style-name="T1"> Walk:</text:span> Move to another area through an opening or connection.</text:p>
      <text:list xml:id="list54939219327325" text:continue-numbering="true" text:style-name="WWNum1">
        <text:list-item>
          <text:p text:style-name="P7">⚙: Squeeze through a connection one size smaller than yourself.</text:p>
        </text:list-item>
        <text:list-item>
          <text:p text:style-name="P7">⚙: Drag a single target object of your size or smaller with you.</text:p>
        </text:list-item>
        <text:list-item>
          <text:p text:style-name="P8">If you have any active enemies in your area, roll 2d6, taking -1 for each active enemy. *On 10+ your action succeeds. *On 7-9 choose: your action fails OR one enemy gets a free <text:span text:style-name="T1">Attack </text:span>upon you. *On 6- your action fails AND one enemy gets a free <text:span text:style-name="T1">Attack </text:span>upon you.</text:p>
        </text:list-item>
      </text:list>
      <text:p text:style-name="P2">⚙<text:span text:style-name="T1"> Transfer:</text:span> Relocate any number of target objects between your area, what you are holding, and what your allies are holding. You can hold a single object that is smaller than yourself.</text:p>
      <text:p text:style-name="P2">⚙<text:span text:style-name="T1"> Throw:</text:span> Relocate a target object you are holding to a connected area.</text:p>
      <text:p text:style-name="P3">⚙<text:span text:style-name="T1"> Attack:</text:span> Strike a target object with fisticuffs or a weapon: Roll 2d6. *On 7+ you strike the object and deal 1 damage. *On 10+ choose: increase the damage by 1 OR deal 1 damage to another target object as well.</text:p>
      <text:p text:style-name="P11"><text:bookmark text:name="_r3ev8qdou5r7"/>Basic Reactions</text:p>
      <text:p text:style-name="P1">You can perform a reaction whenever its condition is met, even if it is not your turn, as long as you can pay the ⚙ cost.</text:p>
      <text:p text:style-name="P2">⚙<text:span text:style-name="T1"> Dodge - Reaction:</text:span> When you would be dealt damage, roll 2d6. *On 10+ take no damage. *On 7-9 reduce the damage by 1.</text:p>
      <text:p text:style-name="P2">⚙<text:span text:style-name="T1"> Focus - Reaction:</text:span> After an adventurer in your area rolls: Grant +1 to the rol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0555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fo:color="#366091" style:font-name="Alice" fo:font-family="Alice" style:font-family-generic="roman" style:font-pitch="variable" fo:font-size="14pt" fo:font-weight="bold" style:font-name-asian="Alice1" style:font-family-asian="Alice" style:font-family-generic-asian="system" style:font-pitch-asian="variable" style:font-size-asian="14pt" style:font-weight-asian="bold" style:font-name-complex="Alice1" style:font-family-complex="Alice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366091" style:font-name="Alice" fo:font-family="Alice" style:font-family-generic="roman" style:font-pitch="variable" fo:font-size="20pt" fo:font-weight="bold" style:font-name-asian="Alice1" style:font-family-asian="Alice" style:font-family-generic-asian="system" style:font-pitch-asian="variable" style:font-size-asian="20pt" style:font-weight-asian="bold" style:font-name-complex="Alice1" style:font-family-complex="Alice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336" meta:character-count="1750" meta:non-whitespace-character-count="1437"/>
    <meta:generator>LibreOfficeDev/5.1.0.3$Linux_X86_64 LibreOffice_project/</meta:generator>
  </office:meta>
</office:document-meta>
</file>